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0614in" svg:height="8.0004in" svg:x="7.1449in" svg:y="0.1673in">
            <draw:object draw:notify-on-update-of-ranges="Sheet1.A1:Sheet1.A1 Sheet1.A2:Sheet1.A47 Sheet1.D1:Sheet1.D1 Sheet1.D2:Sheet1.D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Sig A (Vrms)</text:p>
          </table:table-cell>
          <table:table-cell table:style-name="Default" office:value-type="string" calcext:value-type="string">
            <text:p>Sig B (Vrms)</text:p>
          </table:table-cell>
          <table:table-cell office:value-type="string" calcext:value-type="string">
            <text:p>CMRR (dB)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0.00183" calcext:value-type="float">
            <text:p>1.83E-03</text:p>
          </table:table-cell>
          <table:table-cell table:formula="of:=20*LOG10([.B2]/[.C2])" office:value-type="float" office:value="65.6323390923969" calcext:value-type="float">
            <text:p>65.6323390923969</text:p>
          </table:table-cell>
          <table:table-cell/>
          <table:table-cell table:formula="of:=[.C2]*120" office:value-type="float" office:value="0.2196" calcext:value-type="float">
            <text:p>0.2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57" calcext:value-type="float">
            <text:p>3.57</text:p>
          </table:table-cell>
          <table:table-cell office:value-type="float" office:value="0.00184" calcext:value-type="float">
            <text:p>1.84E-03</text:p>
          </table:table-cell>
          <table:table-cell table:formula="of:=20*LOG10([.B3]/[.C3])" office:value-type="float" office:value="65.7570078620531" calcext:value-type="float">
            <text:p>65.7570078620531</text:p>
          </table:table-cell>
          <table:table-cell/>
          <table:table-cell table:formula="of:=[.C3]*120" office:value-type="float" office:value="0.2208" calcext:value-type="float">
            <text:p>0.2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4" calcext:value-type="float">
            <text:p>3.64</text:p>
          </table:table-cell>
          <table:table-cell office:value-type="float" office:value="0.0038" calcext:value-type="float">
            <text:p>3.80E-03</text:p>
          </table:table-cell>
          <table:table-cell table:formula="of:=20*LOG10([.B4]/[.C4])" office:value-type="float" office:value="59.6263557406449" calcext:value-type="float">
            <text:p>59.6263557406449</text:p>
          </table:table-cell>
          <table:table-cell/>
          <table:table-cell table:formula="of:=[.C4]*120"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42" calcext:value-type="float">
            <text:p>3.42</text:p>
          </table:table-cell>
          <table:table-cell office:value-type="float" office:value="0.0038" calcext:value-type="float">
            <text:p>3.80E-03</text:p>
          </table:table-cell>
          <table:table-cell table:formula="of:=20*LOG10([.B5]/[.C5])" office:value-type="float" office:value="59.0848501887865" calcext:value-type="float">
            <text:p>59.0848501887865</text:p>
          </table:table-cell>
          <table:table-cell/>
          <table:table-cell table:formula="of:=[.C5]*120"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5" calcext:value-type="float">
            <text:p>3.5</text:p>
          </table:table-cell>
          <table:table-cell office:value-type="float" office:value="0.00381" calcext:value-type="float">
            <text:p>3.81E-03</text:p>
          </table:table-cell>
          <table:table-cell table:formula="of:=20*LOG10([.B6]/[.C6])" office:value-type="float" office:value="59.2628613734931" calcext:value-type="float">
            <text:p>59.2628613734931</text:p>
          </table:table-cell>
          <table:table-cell/>
          <table:table-cell table:formula="of:=[.C6]*120" office:value-type="float" office:value="0.4572" calcext:value-type="float">
            <text:p>0.4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53" calcext:value-type="float">
            <text:p>3.53</text:p>
          </table:table-cell>
          <table:table-cell office:value-type="float" office:value="0.00381" calcext:value-type="float">
            <text:p>3.81E-03</text:p>
          </table:table-cell>
          <table:table-cell table:formula="of:=20*LOG10([.B7]/[.C7])" office:value-type="float" office:value="59.3369945942441" calcext:value-type="float">
            <text:p>59.3369945942441</text:p>
          </table:table-cell>
          <table:table-cell/>
          <table:table-cell table:formula="of:=[.C7]*120" office:value-type="float" office:value="0.4572" calcext:value-type="float">
            <text:p>0.45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4" calcext:value-type="float">
            <text:p>3.64</text:p>
          </table:table-cell>
          <table:table-cell office:value-type="float" office:value="0.0034" calcext:value-type="float">
            <text:p>3.40E-03</text:p>
          </table:table-cell>
          <table:table-cell table:formula="of:=20*LOG10([.B8]/[.C8])" office:value-type="float" office:value="60.592449332136" calcext:value-type="float">
            <text:p>60.592449332136</text:p>
          </table:table-cell>
          <table:table-cell/>
          <table:table-cell table:formula="of:=[.C8]*120"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7" calcext:value-type="float">
            <text:p>3.57</text:p>
          </table:table-cell>
          <table:table-cell office:value-type="float" office:value="0.0034" calcext:value-type="float">
            <text:p>3.40E-03</text:p>
          </table:table-cell>
          <table:table-cell table:formula="of:=20*LOG10([.B9]/[.C9])" office:value-type="float" office:value="60.4237859813988" calcext:value-type="float">
            <text:p>60.4237859813988</text:p>
          </table:table-cell>
          <table:table-cell/>
          <table:table-cell table:formula="of:=[.C9]*120"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39" calcext:value-type="float">
            <text:p>3.39</text:p>
          </table:table-cell>
          <table:table-cell office:value-type="float" office:value="0.00336" calcext:value-type="float">
            <text:p>3.36E-03</text:p>
          </table:table-cell>
          <table:table-cell table:formula="of:=20*LOG10([.B10]/[.C10])" office:value-type="float" office:value="60.0772084162648" calcext:value-type="float">
            <text:p>60.0772084162648</text:p>
          </table:table-cell>
          <table:table-cell/>
          <table:table-cell table:formula="of:=[.C10]*120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0.0034" calcext:value-type="float">
            <text:p>3.40E-03</text:p>
          </table:table-cell>
          <table:table-cell table:formula="of:=20*LOG10([.B11]/[.C11])" office:value-type="float" office:value="60.0509437802776" calcext:value-type="float">
            <text:p>60.0509437802776</text:p>
          </table:table-cell>
          <table:table-cell/>
          <table:table-cell table:formula="of:=[.C11]*120"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2" calcext:value-type="float">
            <text:p>3.42</text:p>
          </table:table-cell>
          <table:table-cell office:value-type="float" office:value="0.00304" calcext:value-type="float">
            <text:p>3.04E-03</text:p>
          </table:table-cell>
          <table:table-cell table:formula="of:=20*LOG10([.B12]/[.C12])" office:value-type="float" office:value="61.0230504489476" calcext:value-type="float">
            <text:p>61.0230504489476</text:p>
          </table:table-cell>
          <table:table-cell/>
          <table:table-cell table:formula="of:=[.C12]*120" office:value-type="float" office:value="0.3648" calcext:value-type="float">
            <text:p>0.3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54" calcext:value-type="float">
            <text:p>3.54</text:p>
          </table:table-cell>
          <table:table-cell office:value-type="float" office:value="0.00303" calcext:value-type="float">
            <text:p>3.03E-03</text:p>
          </table:table-cell>
          <table:table-cell table:formula="of:=20*LOG10([.B13]/[.C13])" office:value-type="float" office:value="61.3512126704697" calcext:value-type="float">
            <text:p>61.3512126704697</text:p>
          </table:table-cell>
          <table:table-cell/>
          <table:table-cell table:formula="of:=[.C13]*120" office:value-type="float" office:value="0.3636" calcext:value-type="float">
            <text:p>0.36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41" calcext:value-type="float">
            <text:p>3.41</text:p>
          </table:table-cell>
          <table:table-cell office:value-type="float" office:value="0.0026" calcext:value-type="float">
            <text:p>2.60E-03</text:p>
          </table:table-cell>
          <table:table-cell table:formula="of:=20*LOG10([.B14]/[.C14])" office:value-type="float" office:value="62.3556206204336" calcext:value-type="float">
            <text:p>62.3556206204336</text:p>
          </table:table-cell>
          <table:table-cell/>
          <table:table-cell table:formula="of:=[.C14]*120"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51" calcext:value-type="float">
            <text:p>3.51</text:p>
          </table:table-cell>
          <table:table-cell office:value-type="float" office:value="0.0026" calcext:value-type="float">
            <text:p>2.60E-03</text:p>
          </table:table-cell>
          <table:table-cell table:formula="of:=20*LOG10([.B15]/[.C15])" office:value-type="float" office:value="62.6066753699001" calcext:value-type="float">
            <text:p>62.6066753699001</text:p>
          </table:table-cell>
          <table:table-cell/>
          <table:table-cell table:formula="of:=[.C15]*120"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54" calcext:value-type="float">
            <text:p>3.54</text:p>
          </table:table-cell>
          <table:table-cell office:value-type="float" office:value="0.0026" calcext:value-type="float">
            <text:p>2.60E-03</text:p>
          </table:table-cell>
          <table:table-cell table:formula="of:=20*LOG10([.B16]/[.C16])" office:value-type="float" office:value="62.6805982810994" calcext:value-type="float">
            <text:p>62.6805982810994</text:p>
          </table:table-cell>
          <table:table-cell/>
          <table:table-cell table:formula="of:=[.C16]*120"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43" calcext:value-type="float">
            <text:p>3.43</text:p>
          </table:table-cell>
          <table:table-cell office:value-type="float" office:value="0.00263" calcext:value-type="float">
            <text:p>2.63E-03</text:p>
          </table:table-cell>
          <table:table-cell table:formula="of:=20*LOG10([.B17]/[.C17])" office:value-type="float" office:value="62.3067674310603" calcext:value-type="float">
            <text:p>62.3067674310603</text:p>
          </table:table-cell>
          <table:table-cell/>
          <table:table-cell table:formula="of:=[.C17]*120" office:value-type="float" office:value="0.3156" calcext:value-type="float">
            <text:p>0.315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57" calcext:value-type="float">
            <text:p>3.57</text:p>
          </table:table-cell>
          <table:table-cell office:value-type="float" office:value="0.0019" calcext:value-type="float">
            <text:p>1.90E-03</text:p>
          </table:table-cell>
          <table:table-cell table:formula="of:=20*LOG10([.B18]/[.C18])" office:value-type="float" office:value="65.4782923031873" calcext:value-type="float">
            <text:p>65.4782923031873</text:p>
          </table:table-cell>
          <table:table-cell/>
          <table:table-cell table:formula="of:=[.C18]*120"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39" calcext:value-type="float">
            <text:p>3.39</text:p>
          </table:table-cell>
          <table:table-cell office:value-type="float" office:value="0.0019" calcext:value-type="float">
            <text:p>1.90E-03</text:p>
          </table:table-cell>
          <table:table-cell table:formula="of:=20*LOG10([.B19]/[.C19])" office:value-type="float" office:value="65.0289219450051" calcext:value-type="float">
            <text:p>65.0289219450051</text:p>
          </table:table-cell>
          <table:table-cell/>
          <table:table-cell table:formula="of:=[.C19]*120"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42" calcext:value-type="float">
            <text:p>3.42</text:p>
          </table:table-cell>
          <table:table-cell office:value-type="float" office:value="0.0019" calcext:value-type="float">
            <text:p>1.90E-03</text:p>
          </table:table-cell>
          <table:table-cell table:formula="of:=20*LOG10([.B20]/[.C20])" office:value-type="float" office:value="65.1054501020661" calcext:value-type="float">
            <text:p>65.1054501020661</text:p>
          </table:table-cell>
          <table:table-cell/>
          <table:table-cell table:formula="of:=[.C20]*120"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5" calcext:value-type="float">
            <text:p>3.55</text:p>
          </table:table-cell>
          <table:table-cell office:value-type="float" office:value="0.00214" calcext:value-type="float">
            <text:p>2.14E-03</text:p>
          </table:table-cell>
          <table:table-cell table:formula="of:=20*LOG10([.B21]/[.C21])" office:value-type="float" office:value="64.3962915941181" calcext:value-type="float">
            <text:p>64.3962915941181</text:p>
          </table:table-cell>
          <table:table-cell/>
          <table:table-cell table:formula="of:=[.C21]*120" office:value-type="float" office:value="0.2568" calcext:value-type="float">
            <text:p>0.256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54" calcext:value-type="float">
            <text:p>3.54</text:p>
          </table:table-cell>
          <table:table-cell office:value-type="float" office:value="0.00241" calcext:value-type="float">
            <text:p>2.41E-03</text:p>
          </table:table-cell>
          <table:table-cell table:formula="of:=20*LOG10([.B22]/[.C22])" office:value-type="float" office:value="63.3397243890184" calcext:value-type="float">
            <text:p>63.3397243890184</text:p>
          </table:table-cell>
          <table:table-cell/>
          <table:table-cell table:formula="of:=[.C22]*120" office:value-type="float" office:value="0.2892" calcext:value-type="float">
            <text:p>0.289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5" calcext:value-type="float">
            <text:p>3.55</text:p>
          </table:table-cell>
          <table:table-cell office:value-type="float" office:value="0.0027" calcext:value-type="float">
            <text:p>2.70E-03</text:p>
          </table:table-cell>
          <table:table-cell table:formula="of:=20*LOG10([.B23]/[.C23])" office:value-type="float" office:value="62.3772917779221" calcext:value-type="float">
            <text:p>62.3772917779221</text:p>
          </table:table-cell>
          <table:table-cell/>
          <table:table-cell table:formula="of:=[.C23]*120"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5" calcext:value-type="float">
            <text:p>3.5</text:p>
          </table:table-cell>
          <table:table-cell office:value-type="float" office:value="0.00322" calcext:value-type="float">
            <text:p>3.22E-03</text:p>
          </table:table-cell>
          <table:table-cell table:formula="of:=20*LOG10([.B24]/[.C24])" office:value-type="float" office:value="60.7242434530889" calcext:value-type="float">
            <text:p>60.7242434530889</text:p>
          </table:table-cell>
          <table:table-cell/>
          <table:table-cell table:formula="of:=[.C24]*120"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55" calcext:value-type="float">
            <text:p>3.55</text:p>
          </table:table-cell>
          <table:table-cell office:value-type="float" office:value="0.0036" calcext:value-type="float">
            <text:p>3.60E-03</text:p>
          </table:table-cell>
          <table:table-cell table:formula="of:=20*LOG10([.B25]/[.C25])" office:value-type="float" office:value="59.8785170457561" calcext:value-type="float">
            <text:p>59.8785170457561</text:p>
          </table:table-cell>
          <table:table-cell/>
          <table:table-cell table:formula="of:=[.C25]*120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.44" calcext:value-type="float">
            <text:p>3.44</text:p>
          </table:table-cell>
          <table:table-cell office:value-type="float" office:value="0.00414" calcext:value-type="float">
            <text:p>4.14E-03</text:p>
          </table:table-cell>
          <table:table-cell table:formula="of:=20*LOG10([.B26]/[.C26])" office:value-type="float" office:value="58.3911620290126" calcext:value-type="float">
            <text:p>58.3911620290126</text:p>
          </table:table-cell>
          <table:table-cell/>
          <table:table-cell table:formula="of:=[.C26]*120" office:value-type="float" office:value="0.4968" calcext:value-type="float">
            <text:p>0.4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.56" calcext:value-type="float">
            <text:p>3.56</text:p>
          </table:table-cell>
          <table:table-cell office:value-type="float" office:value="0.0045" calcext:value-type="float">
            <text:p>4.50E-03</text:p>
          </table:table-cell>
          <table:table-cell table:formula="of:=20*LOG10([.B27]/[.C27])" office:value-type="float" office:value="57.9647496839506" calcext:value-type="float">
            <text:p>57.9647496839506</text:p>
          </table:table-cell>
          <table:table-cell/>
          <table:table-cell table:formula="of:=[.C27]*120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.47" calcext:value-type="float">
            <text:p>3.47</text:p>
          </table:table-cell>
          <table:table-cell office:value-type="float" office:value="0.00503" calcext:value-type="float">
            <text:p>5.03E-03</text:p>
          </table:table-cell>
          <table:table-cell table:formula="of:=20*LOG10([.B28]/[.C28])" office:value-type="float" office:value="56.7752297946989" calcext:value-type="float">
            <text:p>56.7752297946989</text:p>
          </table:table-cell>
          <table:table-cell/>
          <table:table-cell table:formula="of:=[.C28]*120" office:value-type="float" office:value="0.6036" calcext:value-type="float">
            <text:p>0.603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52" calcext:value-type="float">
            <text:p>3.52</text:p>
          </table:table-cell>
          <table:table-cell office:value-type="float" office:value="0.00555" calcext:value-type="float">
            <text:p>5.55E-03</text:p>
          </table:table-cell>
          <table:table-cell table:formula="of:=20*LOG10([.B29]/[.C29])" office:value-type="float" office:value="56.0449936071091" calcext:value-type="float">
            <text:p>56.0449936071091</text:p>
          </table:table-cell>
          <table:table-cell/>
          <table:table-cell table:formula="of:=[.C29]*120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.57" calcext:value-type="float">
            <text:p>3.57</text:p>
          </table:table-cell>
          <table:table-cell office:value-type="float" office:value="0.01" calcext:value-type="float">
            <text:p>1.00E-02</text:p>
          </table:table-cell>
          <table:table-cell table:formula="of:=20*LOG10([.B30]/[.C30])" office:value-type="float" office:value="51.0533643222439" calcext:value-type="float">
            <text:p>51.0533643222439</text:p>
          </table:table-cell>
          <table:table-cell/>
          <table:table-cell table:formula="of:=[.C30]*120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.48" calcext:value-type="float">
            <text:p>3.48</text:p>
          </table:table-cell>
          <table:table-cell office:value-type="float" office:value="0.015" calcext:value-type="float">
            <text:p>1.50E-02</text:p>
          </table:table-cell>
          <table:table-cell table:formula="of:=20*LOG10([.B31]/[.C31])" office:value-type="float" office:value="47.309759697818" calcext:value-type="float">
            <text:p>47.309759697818</text:p>
          </table:table-cell>
          <table:table-cell/>
          <table:table-cell table:formula="of:=[.C31]*120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.71" calcext:value-type="float">
            <text:p>1.71</text:p>
          </table:table-cell>
          <table:table-cell office:value-type="float" office:value="0.0106" calcext:value-type="float">
            <text:p>1.06E-02</text:p>
          </table:table-cell>
          <table:table-cell table:formula="of:=20*LOG10([.B32]/[.C32])" office:value-type="float" office:value="44.1538049025477" calcext:value-type="float">
            <text:p>44.1538049025477</text:p>
          </table:table-cell>
          <table:table-cell/>
          <table:table-cell table:formula="of:=[.C32]*120"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.76" calcext:value-type="float">
            <text:p>1.76</text:p>
          </table:table-cell>
          <table:table-cell office:value-type="float" office:value="0.013" calcext:value-type="float">
            <text:p>1.30E-02</text:p>
          </table:table-cell>
          <table:table-cell table:formula="of:=20*LOG10([.B33]/[.C33])" office:value-type="float" office:value="42.6313863101463" calcext:value-type="float">
            <text:p>42.6313863101463</text:p>
          </table:table-cell>
          <table:table-cell/>
          <table:table-cell table:formula="of:=[.C33]*120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77" calcext:value-type="float">
            <text:p>1.77</text:p>
          </table:table-cell>
          <table:table-cell office:value-type="float" office:value="0.016" calcext:value-type="float">
            <text:p>1.60E-02</text:p>
          </table:table-cell>
          <table:table-cell table:formula="of:=20*LOG10([.B34]/[.C34])" office:value-type="float" office:value="40.8770656741176" calcext:value-type="float">
            <text:p>40.8770656741176</text:p>
          </table:table-cell>
          <table:table-cell/>
          <table:table-cell table:formula="of:=[.C34]*120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72" calcext:value-type="float">
            <text:p>1.72</text:p>
          </table:table-cell>
          <table:table-cell office:value-type="float" office:value="0.019" calcext:value-type="float">
            <text:p>1.90E-02</text:p>
          </table:table-cell>
          <table:table-cell table:formula="of:=20*LOG10([.B35]/[.C35])" office:value-type="float" office:value="39.1354969190944" calcext:value-type="float">
            <text:p>39.1354969190944</text:p>
          </table:table-cell>
          <table:table-cell/>
          <table:table-cell table:formula="of:=[.C35]*120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78" calcext:value-type="float">
            <text:p>1.78</text:p>
          </table:table-cell>
          <table:table-cell office:value-type="float" office:value="0.022" calcext:value-type="float">
            <text:p>2.20E-02</text:p>
          </table:table-cell>
          <table:table-cell table:formula="of:=20*LOG10([.B36]/[.C36])" office:value-type="float" office:value="38.1599464297338" calcext:value-type="float">
            <text:p>38.1599464297338</text:p>
          </table:table-cell>
          <table:table-cell/>
          <table:table-cell table:formula="of:=[.C36]*120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.74" calcext:value-type="float">
            <text:p>1.74</text:p>
          </table:table-cell>
          <table:table-cell office:value-type="float" office:value="0.03" calcext:value-type="float">
            <text:p>3.00E-02</text:p>
          </table:table-cell>
          <table:table-cell table:formula="of:=20*LOG10([.B37]/[.C37])" office:value-type="float" office:value="35.2685598712587" calcext:value-type="float">
            <text:p>35.2685598712587</text:p>
          </table:table-cell>
          <table:table-cell/>
          <table:table-cell table:formula="of:=[.C37]*120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75" calcext:value-type="float">
            <text:p>1.75</text:p>
          </table:table-cell>
          <table:table-cell office:value-type="float" office:value="0.038" calcext:value-type="float">
            <text:p>3.80E-02</text:p>
          </table:table-cell>
          <table:table-cell table:formula="of:=20*LOG10([.B38]/[.C38])" office:value-type="float" office:value="33.2650890413897" calcext:value-type="float">
            <text:p>33.2650890413897</text:p>
          </table:table-cell>
          <table:table-cell/>
          <table:table-cell table:formula="of:=[.C38]*120"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78" calcext:value-type="float">
            <text:p>1.78</text:p>
          </table:table-cell>
          <table:table-cell office:value-type="float" office:value="0.062" calcext:value-type="float">
            <text:p>6.20E-02</text:p>
          </table:table-cell>
          <table:table-cell table:formula="of:=20*LOG10([.B39]/[.C39])" office:value-type="float" office:value="29.1605662562128" calcext:value-type="float">
            <text:p>29.1605662562128</text:p>
          </table:table-cell>
          <table:table-cell/>
          <table:table-cell table:formula="of:=[.C39]*120"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69" calcext:value-type="float">
            <text:p>1.69</text:p>
          </table:table-cell>
          <table:table-cell office:value-type="float" office:value="0.087" calcext:value-type="float">
            <text:p>8.70E-02</text:p>
          </table:table-cell>
          <table:table-cell table:formula="of:=20*LOG10([.B40]/[.C40])" office:value-type="float" office:value="25.7673490399011" calcext:value-type="float">
            <text:p>25.7673490399011</text:p>
          </table:table-cell>
          <table:table-cell/>
          <table:table-cell table:formula="of:=[.C40]*120"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65" calcext:value-type="float">
            <text:p>1.65</text:p>
          </table:table-cell>
          <table:table-cell office:value-type="float" office:value="0.036" calcext:value-type="float">
            <text:p>3.60E-02</text:p>
          </table:table-cell>
          <table:table-cell table:formula="of:=20*LOG10([.B41]/[.C41])" office:value-type="float" office:value="33.2236288689324" calcext:value-type="float">
            <text:p>33.2236288689324</text:p>
          </table:table-cell>
          <table:table-cell/>
          <table:table-cell table:formula="of:=[.C41]*120"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56" calcext:value-type="float">
            <text:p>1.56</text:p>
          </table:table-cell>
          <table:table-cell office:value-type="float" office:value="0.026" calcext:value-type="float">
            <text:p>2.60E-02</text:p>
          </table:table-cell>
          <table:table-cell table:formula="of:=20*LOG10([.B42]/[.C42])" office:value-type="float" office:value="35.5630250076729" calcext:value-type="float">
            <text:p>35.5630250076729</text:p>
          </table:table-cell>
          <table:table-cell/>
          <table:table-cell table:formula="of:=[.C42]*120"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4" calcext:value-type="float">
            <text:p>1.4</text:p>
          </table:table-cell>
          <table:table-cell office:value-type="float" office:value="0.055" calcext:value-type="float">
            <text:p>5.50E-02</text:p>
          </table:table-cell>
          <table:table-cell table:formula="of:=20*LOG10([.B43]/[.C43])" office:value-type="float" office:value="28.1153069236799" calcext:value-type="float">
            <text:p>28.1153069236799</text:p>
          </table:table-cell>
          <table:table-cell/>
          <table:table-cell table:formula="of:=[.C43]*120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12" calcext:value-type="float">
            <text:p>1.12</text:p>
          </table:table-cell>
          <table:table-cell office:value-type="float" office:value="0.093" calcext:value-type="float">
            <text:p>9.30E-02</text:p>
          </table:table-cell>
          <table:table-cell table:formula="of:=20*LOG10([.B44]/[.C44])" office:value-type="float" office:value="21.6147014823249" calcext:value-type="float">
            <text:p>21.6147014823249</text:p>
          </table:table-cell>
          <table:table-cell/>
          <table:table-cell table:formula="of:=[.C44]*120"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7" calcext:value-type="float">
            <text:p>0.7</text:p>
          </table:table-cell>
          <table:table-cell office:value-type="float" office:value="0.153" calcext:value-type="float">
            <text:p>1.53E-01</text:p>
          </table:table-cell>
          <table:table-cell table:formula="of:=20*LOG10([.B45]/[.C45])" office:value-type="float" office:value="13.2081321839332" calcext:value-type="float">
            <text:p>13.2081321839332</text:p>
          </table:table-cell>
          <table:table-cell/>
          <table:table-cell table:formula="of:=[.C45]*120"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489" calcext:value-type="float">
            <text:p>0.489</text:p>
          </table:table-cell>
          <table:table-cell office:value-type="float" office:value="0.215" calcext:value-type="float">
            <text:p>2.15E-01</text:p>
          </table:table-cell>
          <table:table-cell table:formula="of:=20*LOG10([.B46]/[.C46])" office:value-type="float" office:value="7.1374079841603" calcext:value-type="float">
            <text:p>7.1374079841603</text:p>
          </table:table-cell>
          <table:table-cell/>
          <table:table-cell table:formula="of:=[.C46]*120"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2.30E-01</text:p>
          </table:table-cell>
          <table:table-cell table:formula="of:=20*LOG10([.B47]/[.C47])" office:value-type="float" office:value="12.7654432796481" calcext:value-type="float">
            <text:p>12.7654432796481</text:p>
          </table:table-cell>
          <table:table-cell/>
          <table:table-cell table:formula="of:=[.C47]*120" office:value-type="float" office:value="27.6" calcext:value-type="float">
            <text:p>27.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table:formula="of:=20*LOG10([.B48]/[.C48])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8:51:23.327711875</meta:creation-date>
    <dc:date>2025-08-24T20:01:19.613874917</dc:date>
    <meta:editing-duration>PT14M11S</meta:editing-duration>
    <meta:editing-cycles>1</meta:editing-cycles>
    <meta:document-statistic meta:table-count="1" meta:cell-count="237" meta:object-count="1"/>
    <meta:generator>LibreOffice/25.2.5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50" chart:right-angled-axes="true"/>
    </style:style>
    <style:style style:name="ch4" style:family="chart" style:data-style-name="N8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257cm" svg:height="20.322cm" xlink:href=".." xlink:type="simple" chart:class="chart:scatter" chart:style-name="ch1">
        <chart:legend chart:legend-position="end" svg:x="35.155cm" svg:y="9.862cm" style:legend-expansion="high" chart:style-name="ch2"/>
        <chart:plot-area chart:style-name="ch3" svg:x="0.765cm" svg:y="0.406cm" svg:width="33.625cm" svg:height="19.51cm">
          <chart:coordinate-region svg:x="1.496cm" svg:y="0.605cm" svg:width="32.162cm" svg:height="18.66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Sheet1.D2:Sheet1.D47" chart:label-cell-address="Sheet1.D1:Sheet1.D1" chart:class="chart:scatter">
            <chart:domain table:cell-range-address="Sheet1.A2:Sheet1.A47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MRR (dB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47</svg:desc>
                </draw:g>
              </table:table-cell>
              <table:table-cell office:value-type="float" office:value="65.6323390923969">
                <text:p>65.6323390923969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5.7570078620531">
                <text:p>65.7570078620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9.6263557406449">
                <text:p>59.6263557406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59.0848501887865">
                <text:p>59.0848501887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9.2628613734931">
                <text:p>59.262861373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9.3369945942441">
                <text:p>59.3369945942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0.592449332136">
                <text:p>60.59244933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0.4237859813988">
                <text:p>60.4237859813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0.0772084162648">
                <text:p>60.077208416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60.0509437802776">
                <text:p>60.0509437802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61.0230504489476">
                <text:p>61.0230504489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1.3512126704697">
                <text:p>61.3512126704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62.3556206204336">
                <text:p>62.3556206204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62.6066753699001">
                <text:p>62.6066753699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62.6805982810994">
                <text:p>62.6805982810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2.3067674310603">
                <text:p>62.3067674310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65.4782923031873">
                <text:p>65.4782923031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65.0289219450051">
                <text:p>65.0289219450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65.1054501020661">
                <text:p>65.105450102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64.3962915941181">
                <text:p>64.3962915941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63.3397243890184">
                <text:p>63.339724389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">
                <text:p>40000</text:p>
              </table:table-cell>
              <table:table-cell office:value-type="float" office:value="62.3772917779221">
                <text:p>62.3772917779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60.7242434530889">
                <text:p>60.7242434530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59.8785170457561">
                <text:p>59.8785170457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58.3911620290126">
                <text:p>58.3911620290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57.9647496839506">
                <text:p>57.9647496839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56.7752297946989">
                <text:p>56.7752297946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56.0449936071091">
                <text:p>56.0449936071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">
                <text:p>200000</text:p>
              </table:table-cell>
              <table:table-cell office:value-type="float" office:value="51.0533643222439">
                <text:p>51.0533643222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47.309759697818">
                <text:p>47.309759697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00">
                <text:p>400000</text:p>
              </table:table-cell>
              <table:table-cell office:value-type="float" office:value="44.1538049025477">
                <text:p>44.1538049025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00">
                <text:p>500000</text:p>
              </table:table-cell>
              <table:table-cell office:value-type="float" office:value="42.6313863101463">
                <text:p>42.6313863101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00">
                <text:p>600000</text:p>
              </table:table-cell>
              <table:table-cell office:value-type="float" office:value="40.8770656741176">
                <text:p>40.8770656741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">
                <text:p>700000</text:p>
              </table:table-cell>
              <table:table-cell office:value-type="float" office:value="39.1354969190944">
                <text:p>39.1354969190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">
                <text:p>800000</text:p>
              </table:table-cell>
              <table:table-cell office:value-type="float" office:value="38.1599464297338">
                <text:p>38.159946429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00">
                <text:p>900000</text:p>
              </table:table-cell>
              <table:table-cell office:value-type="float" office:value="35.2685598712587">
                <text:p>35.268559871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">
                <text:p>1000000</text:p>
              </table:table-cell>
              <table:table-cell office:value-type="float" office:value="33.2650890413897">
                <text:p>33.2650890413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">
                <text:p>2000000</text:p>
              </table:table-cell>
              <table:table-cell office:value-type="float" office:value="29.1605662562128">
                <text:p>29.1605662562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00">
                <text:p>3000000</text:p>
              </table:table-cell>
              <table:table-cell office:value-type="float" office:value="25.7673490399011">
                <text:p>25.7673490399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33.2236288689324">
                <text:p>33.2236288689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00">
                <text:p>50000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00">
                <text:p>6000000</text:p>
              </table:table-cell>
              <table:table-cell office:value-type="float" office:value="28.1153069236799">
                <text:p>28.1153069236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00">
                <text:p>7000000</text:p>
              </table:table-cell>
              <table:table-cell office:value-type="float" office:value="21.6147014823249">
                <text:p>21.6147014823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00">
                <text:p>8000000</text:p>
              </table:table-cell>
              <table:table-cell office:value-type="float" office:value="13.2081321839332">
                <text:p>13.2081321839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0">
                <text:p>9000000</text:p>
              </table:table-cell>
              <table:table-cell office:value-type="float" office:value="7.1374079841603">
                <text:p>7.1374079841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0">
                <text:p>10000000</text:p>
              </table:table-cell>
              <table:table-cell office:value-type="float" office:value="12.7654432796481">
                <text:p>12.7654432796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